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ucida Console" svg:font-family="&quot;Lucida Conso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Lucida Console" style:font-name-asian="Lucida Console" style:font-name-complex="Lucida Console" fo:font-size="10pt" style:font-size-asian="10pt" style:font-size-complex="10pt" style:font-family-generic="modern"/>
    </style:style>
    <style:style style:name="ce3" style:family="table-cell" style:parent-style-name="Default" style:data-style-name="N15">
      <style:table-cell-properties style:vertical-align="middle"/>
      <style:text-properties style:font-name="Lucida Console" style:font-name-asian="Lucida Console" style:font-name-complex="Lucida Console" fo:font-size="10pt" style:font-size-asian="10pt" style:font-size-complex="10pt" style:font-family-generic="modern"/>
    </style:style>
    <style:style style:name="co1" style:family="table-column">
      <style:table-column-properties fo:break-before="auto" style:column-width="4.048125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38125cm" style:use-optimal-column-width="true"/>
    </style:style>
    <style:style style:name="co6" style:family="table-column">
      <style:table-column-properties fo:break-before="auto" style:column-width="2.09020833333333cm" style:use-optimal-column-width="true"/>
    </style:style>
    <style:style style:name="co7" style:family="table-column">
      <style:table-column-properties fo:break-before="auto" style:column-width="2.06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4" table:number-columns-repeated="16375" table:default-cell-style-name="ce1"/>
        <table:table-row table:style-name="ro1">
          <table:table-cell table:style-name="ce1"/>
          <table:table-cell office:value-type="string" table:style-name="ce1">
            <text:p>mean</text:p>
          </table:table-cell>
          <table:table-cell office:value-type="string" table:style-name="ce1">
            <text:p>median</text:p>
          </table:table-cell>
          <table:table-cell office:value-type="string" table:style-name="ce1">
            <text:p>FXD</text:p>
          </table:table-cell>
          <table:table-cell table:style-name="ce1"/>
          <table:table-cell office:value-type="string" table:style-name="ce1">
            <text:p>diff mean</text:p>
          </table:table-cell>
          <table:table-cell office:value-type="string" table:style-name="ce1">
            <text:p>diff median</text:p>
          </table:table-cell>
          <table:table-cell office:value-type="string" table:style-name="ce1">
            <text:p>z 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pitalization</text:p>
          </table:table-cell>
          <table:table-cell office:value-type="float" office:value="73843.27" table:style-name="ce1">
            <text:p>73843.27</text:p>
          </table:table-cell>
          <table:table-cell office:value-type="float" office:value="41669" table:style-name="ce1">
            <text:p>4166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6379.399000000005" table:formula="of:=[.B2]-[.B3]" table:style-name="ce1">
            <text:p>66379.399</text:p>
          </table:table-cell>
          <table:table-cell office:value-type="float" office:value="38729" table:formula="of:=[.C2]-[.C3]" table:style-name="ce1">
            <text:p>38729</text:p>
          </table:table-cell>
          <table:table-cell office:value-type="float" office:value="11.08703" table:style-name="ce2">
            <text:p>11.0870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pitalization</text:p>
          </table:table-cell>
          <table:table-cell office:value-type="float" office:value="7463.8710000000001" table:style-name="ce1">
            <text:p>7463.871</text:p>
          </table:table-cell>
          <table:table-cell office:value-type="float" office:value="2940" table:style-name="ce1">
            <text:p>294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obin's Q</text:p>
          </table:table-cell>
          <table:table-cell office:value-type="float" office:value="1.8834259259259301" table:style-name="ce1">
            <text:p>1.883425926</text:p>
          </table:table-cell>
          <table:table-cell office:value-type="float" office:value="1.5449999999999999" table:style-name="ce1">
            <text:p>1.54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0.64109330484330007" table:formula="of:=[.B4]-[.B5]" table:style-name="ce1">
            <text:p>-0.641093305</text:p>
          </table:table-cell>
          <table:table-cell office:value-type="float" office:value="0.14500000000000002" table:formula="of:=[.C4]-[.C5]" table:style-name="ce1">
            <text:p>0.145</text:p>
          </table:table-cell>
          <table:table-cell office:value-type="float" office:value="-1.09334" table:style-name="ce2">
            <text:p>-1.09334</text:p>
          </table:table-cell>
          <table:table-cell office:value-type="float" office:value="0.2742444" table:style-name="ce2">
            <text:p>0.27424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bin's Q</text:p>
          </table:table-cell>
          <table:table-cell office:value-type="float" office:value="2.5245192307692301" table:style-name="ce1">
            <text:p>2.524519231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otal assets</text:p>
          </table:table-cell>
          <table:table-cell office:value-type="float" office:value="71678.8" table:style-name="ce2">
            <text:p>71678.8</text:p>
          </table:table-cell>
          <table:table-cell office:value-type="float" office:value="41816.5" table:style-name="ce1">
            <text:p>41816.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2936.114000000001" table:formula="of:=[.B6]-[.B7]" table:style-name="ce1">
            <text:p>62936.114</text:p>
          </table:table-cell>
          <table:table-cell office:value-type="float" office:value="38259.5" table:formula="of:=[.C6]-[.C7]" table:style-name="ce1">
            <text:p>38259.5</text:p>
          </table:table-cell>
          <table:table-cell office:value-type="float" office:value="10.34398" table:style-name="ce2">
            <text:p>10.34398</text:p>
          </table:table-cell>
          <table:table-cell office:value-type="float" office:value="0" table:style-name="ce3">
            <text:p>0.00E+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tal assets</text:p>
          </table:table-cell>
          <table:table-cell office:value-type="float" office:value="8742.6859999999997" table:style-name="ce1">
            <text:p>8742.686</text:p>
          </table:table-cell>
          <table:table-cell office:value-type="float" office:value="3557" table:style-name="ce1">
            <text:p>3557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ariable</text:p>
          </table:table-cell>
          <table:table-cell office:value-type="string" table:style-name="ce1">
            <text:p>hedgers</text:p>
          </table:table-cell>
          <table:table-cell office:value-type="string" table:style-name="ce1">
            <text:p>non hedgers</text:p>
          </table:table-cell>
          <table:table-cell office:value-type="string" table:style-name="ce1">
            <text:p>difference</text:p>
          </table:table-cell>
          <table:table-cell office:value-type="string" table:style-name="ce1">
            <text:p>z score</text:p>
          </table:table-cell>
          <table:table-cell office:value-type="string" table:style-name="ce1">
            <text:p>pvalu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obin's Q (mean)</text:p>
          </table:table-cell>
          <table:table-cell office:value-type="float" office:value="1.8834259259259301" table:style-name="ce1">
            <text:p>1.883425926</text:p>
          </table:table-cell>
          <table:table-cell office:value-type="float" office:value="2.5245192307692301" table:style-name="ce1">
            <text:p>2.524519231</text:p>
          </table:table-cell>
          <table:table-cell office:value-type="float" office:value="-0.64109330484330007" table:formula="of:=[.B12]-[.C12]" table:style-name="ce1">
            <text:p>-0.641093305</text:p>
          </table:table-cell>
          <table:table-cell office:value-type="float" office:value="-2.0173999999999999" table:style-name="ce1">
            <text:p>-2.0174</text:p>
          </table:table-cell>
          <table:table-cell office:value-type="float" office:value="4.5929999999999999E-2" table:style-name="ce1">
            <text:p>0.0459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obin's Q (median)</text:p>
          </table:table-cell>
          <table:table-cell office:value-type="float" office:value="1.5449999999999999" table:style-name="ce1">
            <text:p>1.545</text:p>
          </table:table-cell>
          <table:table-cell office:value-type="float" office:value="1.4" table:style-name="ce1">
            <text:p>1.4</text:p>
          </table:table-cell>
          <table:table-cell office:value-type="float" office:value="0.14500000000000002" table:formula="of:=[.B13]-[.C13]" table:style-name="ce1">
            <text:p>0.145</text:p>
          </table:table-cell>
          <table:table-cell office:value-type="float" office:value="-1.09334" table:style-name="ce2">
            <text:p>-1.09334</text:p>
          </table:table-cell>
          <table:table-cell office:value-type="float" office:value="0.2742444" table:style-name="ce2">
            <text:p>0.27424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apitalization (mean)</text:p>
          </table:table-cell>
          <table:table-cell office:value-type="float" office:value="73843.27" table:style-name="ce1">
            <text:p>73843.27</text:p>
          </table:table-cell>
          <table:table-cell office:value-type="float" office:value="7463.8710000000001" table:style-name="ce1">
            <text:p>7463.871</text:p>
          </table:table-cell>
          <table:table-cell office:value-type="float" office:value="66379.399000000005" table:formula="of:=[.B14]-[.C14]" table:style-name="ce1">
            <text:p>66379.399</text:p>
          </table:table-cell>
          <table:table-cell office:value-type="float" office:value="10.835900000000001" table:style-name="ce1">
            <text:p>10.835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apitalization (median)</text:p>
          </table:table-cell>
          <table:table-cell office:value-type="float" office:value="41669" table:style-name="ce1">
            <text:p>41669</text:p>
          </table:table-cell>
          <table:table-cell office:value-type="float" office:value="2940" table:style-name="ce1">
            <text:p>2940</text:p>
          </table:table-cell>
          <table:table-cell office:value-type="float" office:value="38729" table:formula="of:=[.B15]-[.C15]" table:style-name="ce1">
            <text:p>38729</text:p>
          </table:table-cell>
          <table:table-cell office:value-type="float" office:value="11.08703" table:style-name="ce2">
            <text:p>11.08703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otal assets (mean)</text:p>
          </table:table-cell>
          <table:table-cell office:value-type="float" office:value="71678.8" table:style-name="ce2">
            <text:p>71678.8</text:p>
          </table:table-cell>
          <table:table-cell office:value-type="float" office:value="8742.6859999999997" table:style-name="ce1">
            <text:p>8742.686</text:p>
          </table:table-cell>
          <table:table-cell office:value-type="float" office:value="62936.114000000001" table:formula="of:=[.B16]-[.C16]" table:style-name="ce1">
            <text:p>62936.114</text:p>
          </table:table-cell>
          <table:table-cell office:value-type="float" office:value="10.4537" table:style-name="ce1">
            <text:p>10.453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otal assets (median)</text:p>
          </table:table-cell>
          <table:table-cell office:value-type="float" office:value="41816.5" table:style-name="ce1">
            <text:p>41816.5</text:p>
          </table:table-cell>
          <table:table-cell office:value-type="float" office:value="3557" table:style-name="ce1">
            <text:p>3557</text:p>
          </table:table-cell>
          <table:table-cell office:value-type="float" office:value="38259.5" table:formula="of:=[.B17]-[.C17]" table:style-name="ce1">
            <text:p>38259.5</text:p>
          </table:table-cell>
          <table:table-cell office:value-type="float" office:value="10.34398" table:style-name="ce2">
            <text:p>10.3439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ucida Console" svg:font-family="&quot;Lucida Console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eonel SZperling</meta:initial-creator>
    <dc:creator>Leonel SZperling</dc:creator>
    <meta:creation-date>2015-05-03T15:11:07Z</meta:creation-date>
    <dc:date>2015-05-04T05:06:30Z</dc:date>
  </office:meta>
</office:document-meta>
</file>